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2pt" fo:font-weight="normal" officeooo:rsid="0016f68b" officeooo:paragraph-rsid="0016f68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2pt" fo:font-weight="normal" officeooo:rsid="0018e5c3" officeooo:paragraph-rsid="0018e5c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normal" officeooo:rsid="001bff2d" officeooo:paragraph-rsid="001bff2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2pt" fo:font-weight="normal" officeooo:rsid="001c892d" officeooo:paragraph-rsid="001c89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2pt" fo:font-weight="normal" officeooo:rsid="001d759a" officeooo:paragraph-rsid="001d759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fo:font-weight="normal" officeooo:rsid="001e9260" officeooo:paragraph-rsid="001e926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2pt" fo:font-weight="normal" officeooo:rsid="001e9260" officeooo:paragraph-rsid="001e926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8pt" fo:font-weight="bold" officeooo:rsid="0016f68b" officeooo:paragraph-rsid="0016f68b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8pt" fo:font-weight="bold" officeooo:rsid="0016f68b" officeooo:paragraph-rsid="0018b130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Courier New" fo:font-size="12pt" fo:font-weight="normal" officeooo:rsid="001d759a" officeooo:paragraph-rsid="001d759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normal" officeooo:rsid="001c892d" officeooo:paragraph-rsid="001c892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9846in" fo:margin-right="0in" fo:text-align="center" style:justify-single-word="false" fo:text-indent="0in" style:auto-text-indent="false"/>
      <style:text-properties style:font-name="Courier New" fo:font-size="12pt" fo:font-weight="normal" officeooo:rsid="001d759a" officeooo:paragraph-rsid="001d759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9846in" fo:margin-right="0in" fo:text-align="center" style:justify-single-word="false" fo:text-indent="0in" style:auto-text-indent="false"/>
      <style:text-properties style:font-name="Courier New" fo:font-size="12pt" fo:font-weight="normal" officeooo:rsid="001c892d" officeooo:paragraph-rsid="001c892d" style:font-size-asian="12pt" style:font-weight-asian="normal" style:font-size-complex="12pt" style:font-weight-complex="normal"/>
    </style:style>
    <style:style style:name="T1" style:family="text">
      <style:text-properties officeooo:rsid="0018b130"/>
    </style:style>
    <style:style style:name="T2" style:family="text">
      <style:text-properties officeooo:rsid="001c892d"/>
    </style:style>
    <style:style style:name="T3" style:family="text">
      <style:text-properties officeooo:rsid="001d75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 CONSULTA</text:p>
      <text:p text:style-name="P8"/>
      <text:p text:style-name="P8"/>
      <text:p text:style-name="P8"/>
      <text:p text:style-name="P9"><text:span text:style-name="T1">Basado en el </text:span>cuento corto </text:p>
      <text:p text:style-name="P9"/>
      <text:p text:style-name="P9">LA CONSULTA </text:p>
      <text:p text:style-name="P9"/>
      <text:p text:style-name="P9">de </text:p>
      <text:p text:style-name="P9"/>
      <text:p text:style-name="P9">Álvaro Menén Desleal.</text:p>
      <text:p text:style-name="P8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INT. SALA DE PSIQUIATRÍA. - DÍA.</text:p>
      <text:p text:style-name="P2"/>
      <text:p text:style-name="P2"/>
      <text:p text:style-name="P4">Cuadros de temática oscura decoran la sala del psiquiatra.</text:p>
      <text:p text:style-name="P3"/>
      <text:p text:style-name="P3">El psiquiatra cabizbajo sale escena reflejando <text:span text:style-name="T2">terror e inquietud</text:span>, su <text:span text:style-name="T2">rostro no se ve</text:span>. </text:p>
      <text:p text:style-name="P3"/>
      <text:p text:style-name="P4">El paciente <text:span text:style-name="T3">de traje blanco</text:span>, confundido y pensativo, parece querer empezar a hablar tomando aliento pero falla todos sus intentos.</text:p>
      <text:p text:style-name="P4"/>
      <text:p text:style-name="P4">(Plano general, lentamente acercando a un plano detallado de los ademanes <text:s/>del paciente, silencio total en la habitación en la cual progresivamente se escucha una discusión en la habitación contigua )</text:p>
      <text:p text:style-name="P4"/>
      <text:p text:style-name="P4">(Plano detallado a plano General, en el cual se han cambiado <text:s/>de posición los cuadros y objetos de la habitación)</text:p>
      <text:p text:style-name="P4"/>
      <text:p text:style-name="P4">El paciente parece muy seguro <text:span text:style-name="T3">ahora, el psiquiatra ausente.</text:span></text:p>
      <text:p text:style-name="P4"/>
      <text:p text:style-name="P11"/>
      <text:p text:style-name="P12">PACIENTE</text:p>
      <text:p text:style-name="P12">Tengo razones fundadas, Doctor, para suponer que padezco de una personalidad dividida.</text:p>
      <text:p text:style-name="P13"/>
      <text:p text:style-name="P12">PACIENTE(VOZ DE NARRADOR)</text:p>
      <text:p text:style-name="P12">El psiquiatra anotó <text:s/>en su libretita que, tentativamente, desechaba la presencia de una esquizofrenia.</text:p>
      <text:p text:style-name="P12"/>
      <text:p text:style-name="P12">PACIENTE (IMITANDO LA VOZ DEL PSIQUIATRA)</text:p>
      <text:p text:style-name="P12">En general, una persona afectada de tal dolencia evita la consulta con el médico.</text:p>
      <text:p text:style-name="P12"/>
      <text:p text:style-name="P12">PACIENTE(VOZ DE NARRADOR)</text:p>
      <text:p text:style-name="P12">La consulta duró casi dos hora. Hubo preguntas cortas y respuestas largas. Más tranquilo, me despido del psiquiatra, pago a la secretaria el valor de la consulta, y gano la puerta.</text:p>
      <text:p text:style-name="P10"/>
      <text:p text:style-name="P5"/>
      <text:p text:style-name="P4"/>
      <text:p text:style-name="P6">EXT. CALZADA. -OCASO</text:p>
      <text:p text:style-name="P6"/>
      <text:p text:style-name="P6">El paciente sale del consultorio mientras la secretaria llama por su teléfono evidentemente molesta e inquieta.</text:p>
      <text:p text:style-name="P6"/>
      <text:p text:style-name="P6">En la calle vestido de negro intenso le esperaba otro hombre.</text:p>
      <text:p text:style-name="P6"/>
      <text:p text:style-name="P6"/>
      <text:p text:style-name="P7"><text:soft-page-break/>HOMBRE DE NEGRO</text:p>
      <text:p text:style-name="P7"><text:s/>¿Lo confirmaste?</text:p>
      <text:p text:style-name="P7"/>
      <text:p text:style-name="P7">PACIENTE</text:p>
      <text:p text:style-name="P7">No sé…</text:p>
      <text:p text:style-name="P7"/>
      <text:p text:style-name="P7">El paciente se tambalea y carcajea con un traje mitad negro, mitad blanco, alejándose en el horizonte fundiéndose con el oca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2:20:32.520726638</meta:creation-date>
    <dc:date>2018-07-26T02:13:47.567891930</dc:date>
    <meta:editing-duration>PT2H24M1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28" meta:word-count="265" meta:character-count="1665" meta:non-whitespace-character-count="1420"/>
  </office:meta>
</office:document-meta>
</file>